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e5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D0D7E5" style:vertical-align="middle" fo:background-color="transparent" style:cell-protect="protected"/>
    </style:style>
    <style:style style:name="co1" style:family="table-column">
      <style:table-column-properties fo:break-before="auto" style:column-width="2.51883333333333cm" style:use-optimal-column-width="true"/>
    </style:style>
    <style:style style:name="co2" style:family="table-column">
      <style:table-column-properties fo:break-before="auto" style:column-width="8.4455cm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032cm" style:use-optimal-column-width="true"/>
    </style:style>
    <style:style style:name="co5" style:family="table-column">
      <style:table-column-properties fo:break-before="auto" style:column-width="7.06966666666667cm" style:use-optimal-column-width="true"/>
    </style:style>
    <style:style style:name="co6" style:family="table-column">
      <style:table-column-properties fo:break-before="auto" style:column-width="8.04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3663</text:p>
          </table:table-cell>
          <table:table-cell office:value-type="float" office:value="552.6" table:style-name="ce5">
            <text:p>552.6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ACOTA LIMITED</text:p>
          </table:table-cell>
          <table:table-cell office:value-type="float" office:value="2034.1" table:style-name="ce5">
            <text:p>2034.1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ANGLIAN WATER</text:p>
          </table:table-cell>
          <table:table-cell office:value-type="float" office:value="3685.5" table:style-name="ce5">
            <text:p>3685.5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AVON &amp; SOMERSET CONSTABULARY</text:p>
          </table:table-cell>
          <table:table-cell office:value-type="float" office:value="13135" table:style-name="ce5">
            <text:p>13135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AVON TECHNICAL PRODUCTS</text:p>
          </table:table-cell>
          <table:table-cell office:value-type="float" office:value="2496.12" table:style-name="ce5">
            <text:p>2496.12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BARKER AND EVANS</text:p>
          </table:table-cell>
          <table:table-cell office:value-type="float" office:value="1163" table:style-name="ce5">
            <text:p>1163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BMW (GB) LTD</text:p>
          </table:table-cell>
          <table:table-cell office:value-type="float" office:value="50460.66" table:style-name="ce5">
            <text:p>50460.66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BUDDI LTD</text:p>
          </table:table-cell>
          <table:table-cell office:value-type="float" office:value="4066" table:style-name="ce5">
            <text:p>4066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CALOR GAS LTD</text:p>
          </table:table-cell>
          <table:table-cell office:value-type="float" office:value="3274.1" table:style-name="ce5">
            <text:p>3274.1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CAPITA SECURE RESOURCE SOLUTIONS LT</text:p>
          </table:table-cell>
          <table:table-cell office:value-type="float" office:value="14946.49" table:style-name="ce5">
            <text:p>14946.49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CASTROL (UK) LTD</text:p>
          </table:table-cell>
          <table:table-cell office:value-type="float" office:value="1357.44" table:style-name="ce5">
            <text:p>1357.44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CHAOS ERGONOMICS</text:p>
          </table:table-cell>
          <table:table-cell office:value-type="float" office:value="9974" table:style-name="ce5">
            <text:p>9974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CHUBB FIRE LTD</text:p>
          </table:table-cell>
          <table:table-cell office:value-type="float" office:value="686" table:style-name="ce5">
            <text:p>686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CIVICA UK LIMITED</text:p>
          </table:table-cell>
          <table:table-cell office:value-type="float" office:value="1181.07" table:style-name="ce5">
            <text:p>1181.07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CLEARTONE TELECOMS PLC</text:p>
          </table:table-cell>
          <table:table-cell office:value-type="float" office:value="187848" table:style-name="ce5">
            <text:p>187848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COMPLETE DETECTION SYSTEMS LTD</text:p>
          </table:table-cell>
          <table:table-cell office:value-type="float" office:value="693.75" table:style-name="ce5">
            <text:p>693.75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COMPUTACENTER (UK) LTD</text:p>
          </table:table-cell>
          <table:table-cell office:value-type="float" office:value="6458.3" table:style-name="ce5">
            <text:p>6458.3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320" table:style-name="ce5">
            <text:p>1320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3513" table:style-name="ce5">
            <text:p>3513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FOX FEEDS LIMITED</text:p>
          </table:table-cell>
          <table:table-cell office:value-type="float" office:value="1127.28" table:style-name="ce5">
            <text:p>1127.28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5457.05" table:style-name="ce5">
            <text:p>5457.05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HAMPSHIRE POLICE AUTHORITY</text:p>
          </table:table-cell>
          <table:table-cell office:value-type="float" office:value="20972.799999999999" table:style-name="ce5">
            <text:p>20972.8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HEADLEY TYRES LTD</text:p>
          </table:table-cell>
          <table:table-cell office:value-type="float" office:value="531.79999999999995" table:style-name="ce5">
            <text:p>531.8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IAN WEBB ENGINEERING LTD</text:p>
          </table:table-cell>
          <table:table-cell office:value-type="float" office:value="3424.75" table:style-name="ce5">
            <text:p>3424.75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ICETRAK LTD</text:p>
          </table:table-cell>
          <table:table-cell office:value-type="float" office:value="10092.9" table:style-name="ce5">
            <text:p>10092.9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KARDOS CAR &amp; COMMERCIAL SERVICES</text:p>
          </table:table-cell>
          <table:table-cell office:value-type="float" office:value="572.41" table:style-name="ce5">
            <text:p>572.41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MARSH LTD</text:p>
          </table:table-cell>
          <table:table-cell office:value-type="float" office:value="3853.42" table:style-name="ce5">
            <text:p>3853.42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MARSHALL MOTOR GROUP- CAMBRIDGE</text:p>
          </table:table-cell>
          <table:table-cell office:value-type="float" office:value="774.5" table:style-name="ce5">
            <text:p>774.5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9125.89" table:style-name="ce5">
            <text:p>9125.89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MUNICIPAL SECURITY LTD</text:p>
          </table:table-cell>
          <table:table-cell office:value-type="float" office:value="4360" table:style-name="ce5">
            <text:p>4360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PIDDINGTON PROPERTIES LTD</text:p>
          </table:table-cell>
          <table:table-cell office:value-type="float" office:value="810.69" table:style-name="ce5">
            <text:p>810.69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PMD MAGNETICS</text:p>
          </table:table-cell>
          <table:table-cell office:value-type="float" office:value="1220" table:style-name="ce5">
            <text:p>1220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PORTAKABIN LTD</text:p>
          </table:table-cell>
          <table:table-cell office:value-type="float" office:value="9099.9699999999993" table:style-name="ce5">
            <text:p>9099.97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PORTAKABIN LTD</text:p>
          </table:table-cell>
          <table:table-cell office:value-type="float" office:value="17848.93" table:style-name="ce5">
            <text:p>17848.93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PRESSFAB EVO LTD</text:p>
          </table:table-cell>
          <table:table-cell office:value-type="float" office:value="40321.18" table:style-name="ce5">
            <text:p>40321.18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RGR GARAGES (CRANFIELD) LTD</text:p>
          </table:table-cell>
          <table:table-cell office:value-type="float" office:value="1264.22" table:style-name="ce5">
            <text:p>1264.22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RYGOR COMMERCIALS LTD</text:p>
          </table:table-cell>
          <table:table-cell office:value-type="float" office:value="624.87" table:style-name="ce5">
            <text:p>624.87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SEPURA LIMITED</text:p>
          </table:table-cell>
          <table:table-cell office:value-type="float" office:value="52712" table:style-name="ce5">
            <text:p>52712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SOLON SECURITY LTD</text:p>
          </table:table-cell>
          <table:table-cell office:value-type="float" office:value="1125" table:style-name="ce5">
            <text:p>1125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SPECIALIST CARS STEVENAGE</text:p>
          </table:table-cell>
          <table:table-cell office:value-type="float" office:value="2281.89" table:style-name="ce5">
            <text:p>2281.89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ST THOMAS CROSS GARAGE LTD</text:p>
          </table:table-cell>
          <table:table-cell office:value-type="float" office:value="597.61" table:style-name="ce5">
            <text:p>597.61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SURREY POLICE AUTHORITY</text:p>
          </table:table-cell>
          <table:table-cell office:value-type="float" office:value="31330" table:style-name="ce5">
            <text:p>31330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SYTNER HIGH WYCOMBE</text:p>
          </table:table-cell>
          <table:table-cell office:value-type="float" office:value="2340.33" table:style-name="ce5">
            <text:p>2340.33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TACTICAL SAFETY RESPONSES LIMITED</text:p>
          </table:table-cell>
          <table:table-cell office:value-type="float" office:value="4546" table:style-name="ce5">
            <text:p>4546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TOTAL PEST CONTROL</text:p>
          </table:table-cell>
          <table:table-cell office:value-type="float" office:value="2286" table:style-name="ce5">
            <text:p>2286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VODAFONE LIMITED</text:p>
          </table:table-cell>
          <table:table-cell office:value-type="float" office:value="114422.6" table:style-name="ce5">
            <text:p>114422.6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183302.82" table:style-name="ce5">
            <text:p>183302.82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VOLVO CAR UK LTD</text:p>
          </table:table-cell>
          <table:table-cell office:value-type="float" office:value="69150" table:style-name="ce5">
            <text:p>69150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WERNICK HIRE LIMITED</text:p>
          </table:table-cell>
          <table:table-cell office:value-type="float" office:value="2250" table:style-name="ce5">
            <text:p>2250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WEST YORKSHIRE POLICE AUTHORITY</text:p>
          </table:table-cell>
          <table:table-cell office:value-type="float" office:value="431433" table:style-name="ce5">
            <text:p>431433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WINDRUSH DOOR &amp; WINDOW SERVICES LTD</text:p>
          </table:table-cell>
          <table:table-cell office:value-type="float" office:value="1600" table:style-name="ce5">
            <text:p>1600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ZURICH INSURANCE</text:p>
          </table:table-cell>
          <table:table-cell office:value-type="float" office:value="67790.52" table:style-name="ce5">
            <text:p>67790.52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2T00:00:00" table:style-name="ce3">
            <text:p>02/12/2020</text:p>
          </table:table-cell>
          <table:table-cell office:value-type="string" table:style-name="ce4">
            <text:p>ZURICH INSURANCE</text:p>
          </table:table-cell>
          <table:table-cell office:value-type="float" office:value="781.35" table:style-name="ce5">
            <text:p>781.35</text:p>
          </table:table-cell>
          <table:table-cell office:value-type="float" office:value="3503" table:style-name="ce5">
            <text:p>3503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ADT FIRE AND SECURITY PLC</text:p>
          </table:table-cell>
          <table:table-cell office:value-type="float" office:value="2558.64" table:style-name="ce5">
            <text:p>2558.64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ADT FIRE AND SECURITY PLC</text:p>
          </table:table-cell>
          <table:table-cell office:value-type="float" office:value="9788.68" table:style-name="ce5">
            <text:p>9788.68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ANDREWS SYKES HIRE LTD</text:p>
          </table:table-cell>
          <table:table-cell office:value-type="float" office:value="6713.84" table:style-name="ce5">
            <text:p>6713.84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ANGLIAN WATER</text:p>
          </table:table-cell>
          <table:table-cell office:value-type="float" office:value="567.32000000000005" table:style-name="ce5">
            <text:p>567.32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ASPEN INTERNATIONAL LTD</text:p>
          </table:table-cell>
          <table:table-cell office:value-type="float" office:value="7137.86" table:style-name="ce5">
            <text:p>7137.86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ASSA ABLOY LTD T/A AA SECURITY DOORS</text:p>
          </table:table-cell>
          <table:table-cell office:value-type="float" office:value="688.65" table:style-name="ce5">
            <text:p>688.65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AUTOCRAFT EQUIPMENT LTD</text:p>
          </table:table-cell>
          <table:table-cell office:value-type="float" office:value="548" table:style-name="ce5">
            <text:p>548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BARKER AND EVANS</text:p>
          </table:table-cell>
          <table:table-cell office:value-type="float" office:value="24117" table:style-name="ce5">
            <text:p>24117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BMW (GB) LTD</text:p>
          </table:table-cell>
          <table:table-cell office:value-type="float" office:value="25978.95" table:style-name="ce5">
            <text:p>25978.95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BUCKS COUNTY COUNCIL</text:p>
          </table:table-cell>
          <table:table-cell office:value-type="float" office:value="1495" table:style-name="ce5">
            <text:p>1495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BUCKS COUNTY COUNCIL</text:p>
          </table:table-cell>
          <table:table-cell office:value-type="float" office:value="323400.12" table:style-name="ce5">
            <text:p>323400.12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CIPFA</text:p>
          </table:table-cell>
          <table:table-cell office:value-type="float" office:value="5625" table:style-name="ce5">
            <text:p>5625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CLEARTONE TELECOMS PLC</text:p>
          </table:table-cell>
          <table:table-cell office:value-type="float" office:value="580" table:style-name="ce5">
            <text:p>580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COMPUTACENTER (UK) LTD</text:p>
          </table:table-cell>
          <table:table-cell office:value-type="float" office:value="13327" table:style-name="ce5">
            <text:p>13327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COOPER READING</text:p>
          </table:table-cell>
          <table:table-cell office:value-type="float" office:value="1184.4100000000001" table:style-name="ce5">
            <text:p>1184.41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3680" table:style-name="ce5">
            <text:p>3680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D &amp; P LUXURY TOILETS LTD</text:p>
          </table:table-cell>
          <table:table-cell office:value-type="float" office:value="3250" table:style-name="ce5">
            <text:p>3250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476.33" table:style-name="ce5">
            <text:p>2476.33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DURHAM CONSTABULARY</text:p>
          </table:table-cell>
          <table:table-cell office:value-type="float" office:value="8000" table:style-name="ce5">
            <text:p>8000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56375.63" table:style-name="ce5">
            <text:p>156375.63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ESSEX POLICE AUTHORITY</text:p>
          </table:table-cell>
          <table:table-cell office:value-type="float" office:value="8000.31" table:style-name="ce5">
            <text:p>8000.31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EUROPEAN INSTRUMENTS</text:p>
          </table:table-cell>
          <table:table-cell office:value-type="float" office:value="626" table:style-name="ce5">
            <text:p>626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FERIDAX 1957 LTD</text:p>
          </table:table-cell>
          <table:table-cell office:value-type="float" office:value="611" table:style-name="ce5">
            <text:p>611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GARRAN LOCKERS LTD</text:p>
          </table:table-cell>
          <table:table-cell office:value-type="float" office:value="580.41" table:style-name="ce5">
            <text:p>580.41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GROUPTYRE WHOLSALE LTD</text:p>
          </table:table-cell>
          <table:table-cell office:value-type="float" office:value="2110.1999999999998" table:style-name="ce5">
            <text:p>2110.2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HAMPSHIRE POLICE AUTHORITY</text:p>
          </table:table-cell>
          <table:table-cell office:value-type="float" office:value="22752.33" table:style-name="ce5">
            <text:p>22752.33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HEADLEY TYRES LTD</text:p>
          </table:table-cell>
          <table:table-cell office:value-type="float" office:value="1199.5" table:style-name="ce5">
            <text:p>1199.5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HEATH PRODUCTS LTD</text:p>
          </table:table-cell>
          <table:table-cell office:value-type="float" office:value="1082.2" table:style-name="ce5">
            <text:p>1082.2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J V &amp; S J HOLMAN</text:p>
          </table:table-cell>
          <table:table-cell office:value-type="float" office:value="2125" table:style-name="ce5">
            <text:p>2125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KARDOS CAR &amp; COMMERCIAL SERVICES</text:p>
          </table:table-cell>
          <table:table-cell office:value-type="float" office:value="746.97" table:style-name="ce5">
            <text:p>746.97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KCOM GROUP PLC</text:p>
          </table:table-cell>
          <table:table-cell office:value-type="float" office:value="597.95000000000005" table:style-name="ce5">
            <text:p>597.95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LAMBERT SMITH HAMPTON</text:p>
          </table:table-cell>
          <table:table-cell office:value-type="float" office:value="754.19" table:style-name="ce5">
            <text:p>754.19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LLOYD MOTORS LTD</text:p>
          </table:table-cell>
          <table:table-cell office:value-type="float" office:value="733.14" table:style-name="ce5">
            <text:p>733.14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MARSH LTD</text:p>
          </table:table-cell>
          <table:table-cell office:value-type="float" office:value="902.14" table:style-name="ce5">
            <text:p>902.14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4359.51" table:style-name="ce5">
            <text:p>4359.51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ORCHID CELLMARK LTD</text:p>
          </table:table-cell>
          <table:table-cell office:value-type="float" office:value="13858.29" table:style-name="ce5">
            <text:p>13858.29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PMD MAGNETICS</text:p>
          </table:table-cell>
          <table:table-cell office:value-type="float" office:value="1464" table:style-name="ce5">
            <text:p>1464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PRIMETAKE LTD</text:p>
          </table:table-cell>
          <table:table-cell office:value-type="float" office:value="605" table:style-name="ce5">
            <text:p>605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REED</text:p>
          </table:table-cell>
          <table:table-cell office:value-type="float" office:value="242162.29" table:style-name="ce5">
            <text:p>242162.29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RPS GROUP PLC</text:p>
          </table:table-cell>
          <table:table-cell office:value-type="float" office:value="3785" table:style-name="ce5">
            <text:p>3785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SELECTAMARK SECURITY SYSTEMS PLC</text:p>
          </table:table-cell>
          <table:table-cell office:value-type="float" office:value="8670" table:style-name="ce5">
            <text:p>8670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SEPURA LIMITED</text:p>
          </table:table-cell>
          <table:table-cell office:value-type="float" office:value="5358" table:style-name="ce5">
            <text:p>5358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SPECIALIST CARS STEVENAGE</text:p>
          </table:table-cell>
          <table:table-cell office:value-type="float" office:value="1005.24" table:style-name="ce5">
            <text:p>1005.24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26056.78" table:style-name="ce5">
            <text:p>26056.78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SPS FLEETCARE SUPPORT PRODUCTS</text:p>
          </table:table-cell>
          <table:table-cell office:value-type="float" office:value="895" table:style-name="ce5">
            <text:p>895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ST THOMAS CROSS GARAGE LTD</text:p>
          </table:table-cell>
          <table:table-cell office:value-type="float" office:value="829.7" table:style-name="ce5">
            <text:p>829.7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SURREY POLICE AUTHORITY</text:p>
          </table:table-cell>
          <table:table-cell office:value-type="float" office:value="50200" table:style-name="ce5">
            <text:p>50200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TCH (UK) LIMITED</text:p>
          </table:table-cell>
          <table:table-cell office:value-type="float" office:value="3670" table:style-name="ce5">
            <text:p>3670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TECALEMIT GARAGE EQUIPMENT CO LTD</text:p>
          </table:table-cell>
          <table:table-cell office:value-type="float" office:value="575.99" table:style-name="ce5">
            <text:p>575.99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THRIFTY - FLIGHTFORM LTD</text:p>
          </table:table-cell>
          <table:table-cell office:value-type="float" office:value="5319" table:style-name="ce5">
            <text:p>5319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TRY &amp; LILLY</text:p>
          </table:table-cell>
          <table:table-cell office:value-type="float" office:value="672" table:style-name="ce5">
            <text:p>672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UKAS</text:p>
          </table:table-cell>
          <table:table-cell office:value-type="float" office:value="947" table:style-name="ce5">
            <text:p>947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VODAFONE LIMITED</text:p>
          </table:table-cell>
          <table:table-cell office:value-type="float" office:value="4547.04" table:style-name="ce5">
            <text:p>4547.04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WA PRODUCTS</text:p>
          </table:table-cell>
          <table:table-cell office:value-type="float" office:value="510" table:style-name="ce5">
            <text:p>510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WA PRODUCTS (UK) LTD</text:p>
          </table:table-cell>
          <table:table-cell office:value-type="float" office:value="4116.3999999999996" table:style-name="ce5">
            <text:p>4116.4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table:style-name="ce4">
            <text:p>WOODWAY ENGINEERING LTD</text:p>
          </table:table-cell>
          <table:table-cell office:value-type="float" office:value="689.92" table:style-name="ce5">
            <text:p>689.92</text:p>
          </table:table-cell>
          <table:table-cell office:value-type="float" office:value="3504" table:style-name="ce5">
            <text:p>3504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ADT FIRE AND SECURITY PLC</text:p>
          </table:table-cell>
          <table:table-cell office:value-type="float" office:value="3061.63" table:style-name="ce5">
            <text:p>3061.63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BARKER AND EVANS</text:p>
          </table:table-cell>
          <table:table-cell office:value-type="float" office:value="15149" table:style-name="ce5">
            <text:p>15149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BRITISH GAS TRADING LTD</text:p>
          </table:table-cell>
          <table:table-cell office:value-type="float" office:value="15096.44" table:style-name="ce5">
            <text:p>15096.44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BRITISH TELECOM</text:p>
          </table:table-cell>
          <table:table-cell office:value-type="float" office:value="3599.88" table:style-name="ce5">
            <text:p>3599.88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BUCKS COUNTY COUNCIL</text:p>
          </table:table-cell>
          <table:table-cell office:value-type="float" office:value="298764.59999999998" table:style-name="ce5">
            <text:p>298764.6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CASTROL (UK) LTD</text:p>
          </table:table-cell>
          <table:table-cell office:value-type="float" office:value="527.4" table:style-name="ce5">
            <text:p>527.4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CB RICHARD ELLIS</text:p>
          </table:table-cell>
          <table:table-cell office:value-type="float" office:value="7492.72" table:style-name="ce5">
            <text:p>7492.72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CELL PACK SOLUTIONS LTD</text:p>
          </table:table-cell>
          <table:table-cell office:value-type="float" office:value="1575" table:style-name="ce5">
            <text:p>157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CHARLES FELLOWS SUPPLIES LTD</text:p>
          </table:table-cell>
          <table:table-cell office:value-type="float" office:value="525" table:style-name="ce5">
            <text:p>52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COMPLETE DETECTION SYSTEMS LTD</text:p>
          </table:table-cell>
          <table:table-cell office:value-type="float" office:value="1940.75" table:style-name="ce5">
            <text:p>1940.7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COMPUTACENTER (UK) LTD</text:p>
          </table:table-cell>
          <table:table-cell office:value-type="float" office:value="5746.5" table:style-name="ce5">
            <text:p>5746.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CORONA ENERGY RETAIL 4 A/C</text:p>
          </table:table-cell>
          <table:table-cell office:value-type="float" office:value="47456.31" table:style-name="ce5">
            <text:p>47456.31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COTSWOLD OUTDOOR LTD</text:p>
          </table:table-cell>
          <table:table-cell office:value-type="float" office:value="510" table:style-name="ce5">
            <text:p>510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562" table:style-name="ce5">
            <text:p>562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D &amp; P LUXURY TOILETS LTD</text:p>
          </table:table-cell>
          <table:table-cell office:value-type="float" office:value="5250" table:style-name="ce5">
            <text:p>5250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DEENSIDE LTD</text:p>
          </table:table-cell>
          <table:table-cell office:value-type="float" office:value="1169.0999999999999" table:style-name="ce5">
            <text:p>1169.1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4020.28" table:style-name="ce5">
            <text:p>4020.28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DERBYSHIRE POLICE AUTHORITY</text:p>
          </table:table-cell>
          <table:table-cell office:value-type="float" office:value="36779" table:style-name="ce5">
            <text:p>36779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DJ COX LTD T/A LANCASTER VOLKSWAGON</text:p>
          </table:table-cell>
          <table:table-cell office:value-type="float" office:value="847.39" table:style-name="ce5">
            <text:p>847.39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DMR FRAMING</text:p>
          </table:table-cell>
          <table:table-cell office:value-type="float" office:value="850" table:style-name="ce5">
            <text:p>850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15966.21" table:style-name="ce5">
            <text:p>15966.21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EURO CAR PARTS</text:p>
          </table:table-cell>
          <table:table-cell office:value-type="float" office:value="578.64" table:style-name="ce5">
            <text:p>578.64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FISHER SCIENTIFIC UK LTD</text:p>
          </table:table-cell>
          <table:table-cell office:value-type="float" office:value="2557.54" table:style-name="ce5">
            <text:p>2557.54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FORD MOTOR COMPANY LTD</text:p>
          </table:table-cell>
          <table:table-cell office:value-type="float" office:value="105939.9" table:style-name="ce5">
            <text:p>105939.9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9287.7000000000007" table:style-name="ce5">
            <text:p>9287.7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GOODYEAR DUNLOP UK</text:p>
          </table:table-cell>
          <table:table-cell office:value-type="float" office:value="29365.51" table:style-name="ce5">
            <text:p>29365.51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GOVERNMENT ACTUARY'S DEPARTMENT</text:p>
          </table:table-cell>
          <table:table-cell office:value-type="float" office:value="1200" table:style-name="ce5">
            <text:p>1200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GROUPTYRE WHOLSALE LTD</text:p>
          </table:table-cell>
          <table:table-cell office:value-type="float" office:value="1320.5" table:style-name="ce5">
            <text:p>1320.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29902.18" table:style-name="ce5">
            <text:p>29902.18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HAMPSHIRE POLICE AUTHORITY</text:p>
          </table:table-cell>
          <table:table-cell office:value-type="float" office:value="88478.6" table:style-name="ce5">
            <text:p>88478.6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HEADINGTON CARRIERS LIMITED</text:p>
          </table:table-cell>
          <table:table-cell office:value-type="float" office:value="4125" table:style-name="ce5">
            <text:p>412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HEADLEY TYRES LTD</text:p>
          </table:table-cell>
          <table:table-cell office:value-type="float" office:value="574.79999999999995" table:style-name="ce5">
            <text:p>574.8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INSIDE OUT DEVELOPMENTS LTD</text:p>
          </table:table-cell>
          <table:table-cell office:value-type="float" office:value="1809.26" table:style-name="ce5">
            <text:p>1809.26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INTRAMARK LIMITED</text:p>
          </table:table-cell>
          <table:table-cell office:value-type="float" office:value="2940" table:style-name="ce5">
            <text:p>2940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LAMBERT SMITH HAMPTON</text:p>
          </table:table-cell>
          <table:table-cell office:value-type="float" office:value="26950" table:style-name="ce5">
            <text:p>26950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LOWE &amp; OLIVER LTD</text:p>
          </table:table-cell>
          <table:table-cell office:value-type="float" office:value="4861" table:style-name="ce5">
            <text:p>4861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14916.41" table:style-name="ce5">
            <text:p>14916.41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MILTON KEYNES COUNCIL</text:p>
          </table:table-cell>
          <table:table-cell office:value-type="float" office:value="26395" table:style-name="ce5">
            <text:p>2639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36704.51" table:style-name="ce5">
            <text:p>36704.51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ORCHID CELLMARK LTD</text:p>
          </table:table-cell>
          <table:table-cell office:value-type="float" office:value="71067.600000000006" table:style-name="ce5">
            <text:p>71067.6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PEUGEOT MOTOR COMPANY PLC</text:p>
          </table:table-cell>
          <table:table-cell office:value-type="float" office:value="111124.61" table:style-name="ce5">
            <text:p>111124.61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PMD MAGNETICS</text:p>
          </table:table-cell>
          <table:table-cell office:value-type="float" office:value="2600" table:style-name="ce5">
            <text:p>2600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PRESSFAB EVO LTD</text:p>
          </table:table-cell>
          <table:table-cell office:value-type="float" office:value="16449.439999999999" table:style-name="ce5">
            <text:p>16449.44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QMP MANAGEMENT &amp; DESIGN</text:p>
          </table:table-cell>
          <table:table-cell office:value-type="float" office:value="3442.5" table:style-name="ce5">
            <text:p>3442.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RACKLINE LTD</text:p>
          </table:table-cell>
          <table:table-cell office:value-type="float" office:value="12762" table:style-name="ce5">
            <text:p>12762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REED</text:p>
          </table:table-cell>
          <table:table-cell office:value-type="float" office:value="107087.31" table:style-name="ce5">
            <text:p>107087.31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RGR GARAGES (CRANFIELD) LTD</text:p>
          </table:table-cell>
          <table:table-cell office:value-type="float" office:value="540" table:style-name="ce5">
            <text:p>540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ROYAL BERKSHIRE FIRE AUTHORITY</text:p>
          </table:table-cell>
          <table:table-cell office:value-type="float" office:value="27947.360000000001" table:style-name="ce5">
            <text:p>27947.36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ROYAL MAIL</text:p>
          </table:table-cell>
          <table:table-cell office:value-type="float" office:value="43474.89" table:style-name="ce5">
            <text:p>43474.89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RPS GROUP PLC</text:p>
          </table:table-cell>
          <table:table-cell office:value-type="float" office:value="923" table:style-name="ce5">
            <text:p>923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S P SERVICES</text:p>
          </table:table-cell>
          <table:table-cell office:value-type="float" office:value="816" table:style-name="ce5">
            <text:p>816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SAFETY KLEEN UK LTD</text:p>
          </table:table-cell>
          <table:table-cell office:value-type="float" office:value="644.02" table:style-name="ce5">
            <text:p>644.02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SCOTTISH POWER</text:p>
          </table:table-cell>
          <table:table-cell office:value-type="float" office:value="3245.39" table:style-name="ce5">
            <text:p>3245.39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SEPURA LIMITED</text:p>
          </table:table-cell>
          <table:table-cell office:value-type="float" office:value="7065" table:style-name="ce5">
            <text:p>706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SIGNS EXPRESS (OXFORD)</text:p>
          </table:table-cell>
          <table:table-cell office:value-type="float" office:value="6930.42" table:style-name="ce5">
            <text:p>6930.42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SMS ENVIRONMENTAL LTD</text:p>
          </table:table-cell>
          <table:table-cell office:value-type="float" office:value="6039.94" table:style-name="ce5">
            <text:p>6039.94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ST THOMAS CROSS GARAGE LTD</text:p>
          </table:table-cell>
          <table:table-cell office:value-type="float" office:value="1393.86" table:style-name="ce5">
            <text:p>1393.86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STAPLETONS (TYRE SERVICES) LTD</text:p>
          </table:table-cell>
          <table:table-cell office:value-type="float" office:value="551.15" table:style-name="ce5">
            <text:p>551.1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SUSSEX POLICE AUTHORITY</text:p>
          </table:table-cell>
          <table:table-cell office:value-type="float" office:value="40648" table:style-name="ce5">
            <text:p>40648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SUSSEX POLICE AUTHORITY</text:p>
          </table:table-cell>
          <table:table-cell office:value-type="float" office:value="788.61" table:style-name="ce5">
            <text:p>788.61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63207.3" table:style-name="ce5">
            <text:p>63207.3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THE AUTOMOBILE ASSOCIATION</text:p>
          </table:table-cell>
          <table:table-cell office:value-type="float" office:value="2493.6999999999998" table:style-name="ce5">
            <text:p>2493.7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VISION METRIC LTD</text:p>
          </table:table-cell>
          <table:table-cell office:value-type="float" office:value="4798" table:style-name="ce5">
            <text:p>4798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VODAFONE LIMITED</text:p>
          </table:table-cell>
          <table:table-cell office:value-type="float" office:value="62665.93" table:style-name="ce5">
            <text:p>62665.93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57361.77" table:style-name="ce5">
            <text:p>57361.77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VOLVO CAR UK LTD</text:p>
          </table:table-cell>
          <table:table-cell office:value-type="float" office:value="595" table:style-name="ce5">
            <text:p>59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WA PRODUCTS (UK) LTD</text:p>
          </table:table-cell>
          <table:table-cell office:value-type="float" office:value="5694.4" table:style-name="ce5">
            <text:p>5694.4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WAREHOUSE EXPRESS LTD</text:p>
          </table:table-cell>
          <table:table-cell office:value-type="float" office:value="3924.8" table:style-name="ce5">
            <text:p>3924.8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WEST BERKSHIRE COUNCIL</text:p>
          </table:table-cell>
          <table:table-cell office:value-type="float" office:value="16102.5" table:style-name="ce5">
            <text:p>16102.5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WEST MERCIA POLICE AUTHORITY</text:p>
          </table:table-cell>
          <table:table-cell office:value-type="float" office:value="16000" table:style-name="ce5">
            <text:p>16000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WEST MIDLANDS POLICE AUTHORITY</text:p>
          </table:table-cell>
          <table:table-cell office:value-type="float" office:value="50176" table:style-name="ce5">
            <text:p>50176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WEST YORKSHIRE POLICE AUTHORITY</text:p>
          </table:table-cell>
          <table:table-cell office:value-type="float" office:value="118220" table:style-name="ce5">
            <text:p>118220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16T00:00:00" table:style-name="ce3">
            <text:p>16/12/2020</text:p>
          </table:table-cell>
          <table:table-cell office:value-type="string" table:style-name="ce4">
            <text:p>WOODWAY ENGINEERING LTD</text:p>
          </table:table-cell>
          <table:table-cell office:value-type="float" office:value="608.11" table:style-name="ce5">
            <text:p>608.11</text:p>
          </table:table-cell>
          <table:table-cell office:value-type="float" office:value="3505" table:style-name="ce5">
            <text:p>350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3663</text:p>
          </table:table-cell>
          <table:table-cell office:value-type="float" office:value="1105.2" table:style-name="ce5">
            <text:p>1105.2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6">
            <text:p>A 1 GEARBOXES</text:p>
          </table:table-cell>
          <table:table-cell office:value-type="float" office:value="775" table:style-name="ce5">
            <text:p>77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ABINGDON LTD</text:p>
          </table:table-cell>
          <table:table-cell office:value-type="float" office:value="153026.01" table:style-name="ce5">
            <text:p>153026.01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ADT FIRE AND SECURITY PLC</text:p>
          </table:table-cell>
          <table:table-cell office:value-type="float" office:value="1122.4000000000001" table:style-name="ce5">
            <text:p>1122.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ANDREWS SYKES HIRE LTD</text:p>
          </table:table-cell>
          <table:table-cell office:value-type="float" office:value="973.56" table:style-name="ce5">
            <text:p>973.56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ATS EUROMASTER LTD</text:p>
          </table:table-cell>
          <table:table-cell office:value-type="float" office:value="2680.53" table:style-name="ce5">
            <text:p>2680.53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AVI LTD</text:p>
          </table:table-cell>
          <table:table-cell office:value-type="float" office:value="18789" table:style-name="ce5">
            <text:p>18789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AXESS INTERNATIONAL LTD</text:p>
          </table:table-cell>
          <table:table-cell office:value-type="float" office:value="1876" table:style-name="ce5">
            <text:p>1876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BADGER SOFTWARE LTD</text:p>
          </table:table-cell>
          <table:table-cell office:value-type="float" office:value="1900" table:style-name="ce5">
            <text:p>190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BARKER AND EVANS</text:p>
          </table:table-cell>
          <table:table-cell office:value-type="float" office:value="21197.64" table:style-name="ce5">
            <text:p>21197.6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BENNETT SAFETYWEAR LTD</text:p>
          </table:table-cell>
          <table:table-cell office:value-type="float" office:value="1044.75" table:style-name="ce5">
            <text:p>1044.7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BMW (UK) LTD</text:p>
          </table:table-cell>
          <table:table-cell office:value-type="float" office:value="2181.4499999999998" table:style-name="ce5">
            <text:p>2181.4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BROADWAY ELECTRICAL SERVICES LTD</text:p>
          </table:table-cell>
          <table:table-cell office:value-type="float" office:value="1455.14" table:style-name="ce5">
            <text:p>1455.1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BUDDI LTD</text:p>
          </table:table-cell>
          <table:table-cell office:value-type="float" office:value="4494" table:style-name="ce5">
            <text:p>449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CALOR GAS LTD</text:p>
          </table:table-cell>
          <table:table-cell office:value-type="float" office:value="654.76" table:style-name="ce5">
            <text:p>654.76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CANON BUSINESS SERVICE (UK) LIMITED</text:p>
          </table:table-cell>
          <table:table-cell office:value-type="float" office:value="2360.81" table:style-name="ce5">
            <text:p>2360.81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CASTROL (UK) LTD</text:p>
          </table:table-cell>
          <table:table-cell office:value-type="float" office:value="1414.4" table:style-name="ce5">
            <text:p>1414.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CELL PACK SOLUTIONS LTD</text:p>
          </table:table-cell>
          <table:table-cell office:value-type="float" office:value="1065" table:style-name="ce5">
            <text:p>106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CHUBB FIRE LTD</text:p>
          </table:table-cell>
          <table:table-cell office:value-type="float" office:value="800.8" table:style-name="ce5">
            <text:p>800.8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CIVIL DEFENCE SUPPLY INTERNATIONAL LTD</text:p>
          </table:table-cell>
          <table:table-cell office:value-type="float" office:value="620" table:style-name="ce5">
            <text:p>62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CLEARTONE TELECOMS PLC</text:p>
          </table:table-cell>
          <table:table-cell office:value-type="float" office:value="790" table:style-name="ce5">
            <text:p>79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COMPUTACENTER (UK) LTD</text:p>
          </table:table-cell>
          <table:table-cell office:value-type="float" office:value="21659.45" table:style-name="ce5">
            <text:p>21659.4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COOPER READING</text:p>
          </table:table-cell>
          <table:table-cell office:value-type="float" office:value="511.79" table:style-name="ce5">
            <text:p>511.79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4762.8999999999996" table:style-name="ce5">
            <text:p>4762.9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CROWCON DETECTION INSTRUMENTS LTD</text:p>
          </table:table-cell>
          <table:table-cell office:value-type="float" office:value="632" table:style-name="ce5">
            <text:p>632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D &amp; P LUXURY TOILETS LTD</text:p>
          </table:table-cell>
          <table:table-cell office:value-type="float" office:value="2000" table:style-name="ce5">
            <text:p>200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DAVID SMITH ASSOCIATES</text:p>
          </table:table-cell>
          <table:table-cell office:value-type="float" office:value="650" table:style-name="ce5">
            <text:p>65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2267.06" table:style-name="ce5">
            <text:p>22267.06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EDEN VAUXHALL READING</text:p>
          </table:table-cell>
          <table:table-cell office:value-type="float" office:value="1960" table:style-name="ce5">
            <text:p>196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EDF ENERGY</text:p>
          </table:table-cell>
          <table:table-cell office:value-type="float" office:value="136280.63" table:style-name="ce5">
            <text:p>136280.63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ENTERPRISE RENT-A-CAR UK LTD</text:p>
          </table:table-cell>
          <table:table-cell office:value-type="float" office:value="250821.31" table:style-name="ce5">
            <text:p>250821.31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EXCELERATE TECHNOLOGY LTD</text:p>
          </table:table-cell>
          <table:table-cell office:value-type="float" office:value="7206" table:style-name="ce5">
            <text:p>7206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570" table:style-name="ce5">
            <text:p>57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50311.03" table:style-name="ce5">
            <text:p>150311.03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GOODYEAR DUNLOP UK</text:p>
          </table:table-cell>
          <table:table-cell office:value-type="float" office:value="34566.28" table:style-name="ce5">
            <text:p>34566.28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GROUPTYRE WHOLSALE LTD</text:p>
          </table:table-cell>
          <table:table-cell office:value-type="float" office:value="4537.2" table:style-name="ce5">
            <text:p>4537.2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GRUNDON WASTE MANAGEMENT LTD</text:p>
          </table:table-cell>
          <table:table-cell office:value-type="float" office:value="766" table:style-name="ce5">
            <text:p>766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HEADLEY TYRES LTD</text:p>
          </table:table-cell>
          <table:table-cell office:value-type="float" office:value="1929.2" table:style-name="ce5">
            <text:p>1929.2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IAN WEBB ENGINEERING LTD</text:p>
          </table:table-cell>
          <table:table-cell office:value-type="float" office:value="6450.5" table:style-name="ce5">
            <text:p>6450.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ID MANAGEMENT SYSTEMS</text:p>
          </table:table-cell>
          <table:table-cell office:value-type="float" office:value="625.29999999999995" table:style-name="ce5">
            <text:p>625.3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5475.96" table:style-name="ce5">
            <text:p>5475.96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MARSH LTD</text:p>
          </table:table-cell>
          <table:table-cell office:value-type="float" office:value="4800" table:style-name="ce5">
            <text:p>480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MILTON KEYNES COUNCIL</text:p>
          </table:table-cell>
          <table:table-cell office:value-type="float" office:value="15000" table:style-name="ce5">
            <text:p>1500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NATIONAL WINDSCREENS</text:p>
          </table:table-cell>
          <table:table-cell office:value-type="float" office:value="802.65" table:style-name="ce5">
            <text:p>802.6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NICK ROBINS LTD</text:p>
          </table:table-cell>
          <table:table-cell office:value-type="float" office:value="3585" table:style-name="ce5">
            <text:p>358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NIGHTSEARCHER LIMITED</text:p>
          </table:table-cell>
          <table:table-cell office:value-type="float" office:value="847.4" table:style-name="ce5">
            <text:p>847.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NORFOLK CONSTABULARY</text:p>
          </table:table-cell>
          <table:table-cell office:value-type="float" office:value="2235.5" table:style-name="ce5">
            <text:p>2235.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ORCHID CELLMARK LTD</text:p>
          </table:table-cell>
          <table:table-cell office:value-type="float" office:value="19375.03" table:style-name="ce5">
            <text:p>19375.03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PELI PRODUCTS (UK) LTD</text:p>
          </table:table-cell>
          <table:table-cell office:value-type="float" office:value="1573.77" table:style-name="ce5">
            <text:p>1573.77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PEUGEOT MOTOR COMPANY PLC</text:p>
          </table:table-cell>
          <table:table-cell office:value-type="float" office:value="15002.41" table:style-name="ce5">
            <text:p>15002.41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PMD MAGNETICS</text:p>
          </table:table-cell>
          <table:table-cell office:value-type="float" office:value="3502" table:style-name="ce5">
            <text:p>3502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PREVENT PLC</text:p>
          </table:table-cell>
          <table:table-cell office:value-type="float" office:value="13740" table:style-name="ce5">
            <text:p>1374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REED</text:p>
          </table:table-cell>
          <table:table-cell office:value-type="float" office:value="106876.79" table:style-name="ce5">
            <text:p>106876.79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REYNOLDS BLINDS</text:p>
          </table:table-cell>
          <table:table-cell office:value-type="float" office:value="550.03" table:style-name="ce5">
            <text:p>550.03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ROBERT M DONALDSON</text:p>
          </table:table-cell>
          <table:table-cell office:value-type="float" office:value="28564" table:style-name="ce5">
            <text:p>2856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SEPURA LIMITED</text:p>
          </table:table-cell>
          <table:table-cell office:value-type="float" office:value="3324" table:style-name="ce5">
            <text:p>332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SMS ENVIRONMENTAL LTD</text:p>
          </table:table-cell>
          <table:table-cell office:value-type="float" office:value="1022.08" table:style-name="ce5">
            <text:p>1022.08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SOLON SECURITY LTD</text:p>
          </table:table-cell>
          <table:table-cell office:value-type="float" office:value="6344.8" table:style-name="ce5">
            <text:p>6344.8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SOUTHAM TYRES</text:p>
          </table:table-cell>
          <table:table-cell office:value-type="float" office:value="648.12" table:style-name="ce5">
            <text:p>648.12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SPECIALIST CARS STEVENAGE</text:p>
          </table:table-cell>
          <table:table-cell office:value-type="float" office:value="7275.74" table:style-name="ce5">
            <text:p>7275.7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SPECIALIST COMPUTER CENTRES PLC</text:p>
          </table:table-cell>
          <table:table-cell office:value-type="float" office:value="234755.7" table:style-name="ce5">
            <text:p>234755.7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ST THOMAS CROSS GARAGE LTD</text:p>
          </table:table-cell>
          <table:table-cell office:value-type="float" office:value="535.85" table:style-name="ce5">
            <text:p>535.8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SUSSEX POLICE AUTHORITY</text:p>
          </table:table-cell>
          <table:table-cell office:value-type="float" office:value="1102.6300000000001" table:style-name="ce5">
            <text:p>1102.63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TACTICAL SAFETY RESPONSES LIMITED</text:p>
          </table:table-cell>
          <table:table-cell office:value-type="float" office:value="16658" table:style-name="ce5">
            <text:p>16658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THE INVESTIGATOR</text:p>
          </table:table-cell>
          <table:table-cell office:value-type="float" office:value="899.97" table:style-name="ce5">
            <text:p>899.97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TVP CO-OP PURCHASE CARD A/C</text:p>
          </table:table-cell>
          <table:table-cell office:value-type="float" office:value="2045.45" table:style-name="ce5">
            <text:p>2045.4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TVP CO-OP PURCHASE CARD A/C</text:p>
          </table:table-cell>
          <table:table-cell office:value-type="float" office:value="49894.06" table:style-name="ce5">
            <text:p>49894.06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TVP CO-OP PURCHASE CARD A/C</text:p>
          </table:table-cell>
          <table:table-cell office:value-type="float" office:value="2484" table:style-name="ce5">
            <text:p>248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UNISYS LTD</text:p>
          </table:table-cell>
          <table:table-cell office:value-type="float" office:value="6495" table:style-name="ce5">
            <text:p>649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USS CATERING EQUIP SERV LTD</text:p>
          </table:table-cell>
          <table:table-cell office:value-type="float" office:value="508.64" table:style-name="ce5">
            <text:p>508.6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VAUXHALL MOTORS LTD</text:p>
          </table:table-cell>
          <table:table-cell office:value-type="float" office:value="247840.9" table:style-name="ce5">
            <text:p>247840.9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99326.04" table:style-name="ce5">
            <text:p>99326.04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VOLVO CAR UK LTD</text:p>
          </table:table-cell>
          <table:table-cell office:value-type="float" office:value="595" table:style-name="ce5">
            <text:p>59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VOLVO CAR UK LTD</text:p>
          </table:table-cell>
          <table:table-cell office:value-type="float" office:value="1190" table:style-name="ce5">
            <text:p>119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WA PRODUCTS</text:p>
          </table:table-cell>
          <table:table-cell office:value-type="float" office:value="510" table:style-name="ce5">
            <text:p>510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WAREHOUSE EXPRESS LTD</text:p>
          </table:table-cell>
          <table:table-cell office:value-type="float" office:value="1421" table:style-name="ce5">
            <text:p>1421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0-12-22T00:00:00" table:style-name="ce3">
            <text:p>22/12/2020</text:p>
          </table:table-cell>
          <table:table-cell office:value-type="string" table:style-name="ce4">
            <text:p>WEST MIDLANDS POLICE AUTHORITY</text:p>
          </table:table-cell>
          <table:table-cell office:value-type="float" office:value="35985" table:style-name="ce5">
            <text:p>35985</text:p>
          </table:table-cell>
          <table:table-cell office:value-type="float" office:value="3506" table:style-name="ce5">
            <text:p>3506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number-rows-repeated="1048315" table:style-name="ro2">
          <table:table-cell table:number-columns-repeated="16384"/>
        </table:table-row>
      </table:table>
      <table:database-ranges>
        <table:database-range table:target-range-address="Transparency_Report_-_Export_Da.A2:Transparency_Report_-_Export_Da.E26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urdock Pamela</meta:initial-creator>
    <dc:creator>Stokes, Sarah (C4926)</dc:creator>
    <meta:creation-date>2021-01-25T13:39:18Z</meta:creation-date>
    <dc:date>2022-08-02T14:46:19Z</dc:date>
    <meta:print-date>2021-01-25T20:27:52Z</meta:print-date>
  </office:meta>
</office:document-meta>
</file>